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monstration de l'utilisation</text:p>
      <text:p text:style-name="P1">d'une liste de valeurs</text:p>
      <text:p text:style-name="P1"/>
      <text:p text:style-name="P2">Liste de prénoms :</text:p>
      <text:p text:style-name="P3">[#list prenoms as prenom]${prenom}</text:p>
      <text:p text:style-name="P3">[/#list]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oît Courtine</meta:initial-creator>
    <meta:creation-date>2010-10-14T12:24:41.43</meta:creation-date>
    <dc:date>2010-10-23T15:17:18</dc:date>
    <dc:creator>Benoît Courtine</dc:creator>
    <meta:editing-duration>PT00H45M58S</meta:editing-duration>
    <meta:editing-cycles>22</meta:editing-cycles>
    <meta:generator>OpenOffice.org/3.2$Unix OpenOffice.org_project/320m18$Build-9502</meta:generator>
    <meta:document-statistic meta:table-count="0" meta:image-count="0" meta:object-count="0" meta:page-count="1" meta:paragraph-count="5" meta:word-count="16" meta:character-count="112"/>
  </office:meta>
</office:document-meta>
</file>